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85435755064424597"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396733012757166854"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21794344280903717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26083053806798704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53921616792455971"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879874485733416989"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580904100350731543"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412702674703423955"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2392931" text:continue-list="list6580904100350731543"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206144727010296737"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40011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402056"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413409"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409272"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98845"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23"><text:span text:style-name="T1"/></text:p>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180957854464863339"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30T12:17:49.76</dc:date>
    <dc:creator>James Lombardi</dc:creator>
    <meta:editing-duration>P9DT4H16M48S</meta:editing-duration>
    <meta:editing-cycles>783</meta:editing-cycles>
    <meta:generator>OpenOffice/4.1.2$Win32 OpenOffice.org_project/412m3$Build-9782</meta:generator>
    <meta:document-statistic meta:table-count="0" meta:image-count="2" meta:object-count="0" meta:page-count="86" meta:paragraph-count="2391" meta:word-count="26996" meta:character-count="137824"/>
  </office:meta>
</office:document-meta>
</file>